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Standard">
      <style:text-properties style:font-name="Brix Slab Regular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9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Ausführliches Datenblatt für den senseBox GPS Empfänger</text:h>
      <text:h text:style-name="P3" text:outline-level="4">Allgemeine Informationen</text:h>
      <text:list xml:id="list4262866" text:style-name="L1">
        <text:list-item>
          <text:p text:style-name="P6"><text:span text:style-name="Strong_20_Emphasis"><text:span text:style-name="T1">Produktname:</text:span></text:span><text:span text:style-name="T1"> senseBox GPS Empfänger</text:span></text:p>
        </text:list-item>
        <text:list-item>
          <text:p text:style-name="P6"><text:span text:style-name="Strong_20_Emphasis"><text:span text:style-name="T1">Modul:</text:span></text:span><text:span text:style-name="T1"> u-blox CAM-M8Q Multi GNSS Modul</text:span></text:p>
        </text:list-item>
        <text:list-item>
          <text:p text:style-name="P5"><text:span text:style-name="Strong_20_Emphasis"><text:span text:style-name="T1">Einsatzbereiche:</text:span></text:span><text:span text:style-name="T1"> Geopositionierung, Umweltüberwachung, mobile Datensammlung, Bildung</text:span></text:p>
        </text:list-item>
      </text:list>
      <text:h text:style-name="P3" text:outline-level="4">GNSS-Empfängereigenschaften</text:h>
      <text:list xml:id="list4059167009" text:style-name="L2">
        <text:list-item>
          <text:p text:style-name="P8"><text:span text:style-name="Strong_20_Emphasis"><text:span text:style-name="T1">Unterstützte GNSS-Systeme:</text:span></text:span></text:p>
          <text:list>
            <text:list-item>
              <text:p text:style-name="P8"><text:span text:style-name="Strong_20_Emphasis"><text:span text:style-name="T1">GPS (USA)</text:span></text:span></text:p>
            </text:list-item>
            <text:list-item>
              <text:p text:style-name="P8"><text:span text:style-name="Strong_20_Emphasis"><text:span text:style-name="T1">GLONASS (Russland)</text:span></text:span></text:p>
            </text:list-item>
            <text:list-item>
              <text:p text:style-name="P8"><text:span text:style-name="Strong_20_Emphasis"><text:span text:style-name="T1">Galileo (EU)</text:span></text:span></text:p>
            </text:list-item>
            <text:list-item>
              <text:p text:style-name="P8"><text:span text:style-name="Strong_20_Emphasis"><text:span text:style-name="T1">BeiDou (China)</text:span></text:span></text:p>
            </text:list-item>
            <text:list-item>
              <text:p text:style-name="P8"><text:span text:style-name="Strong_20_Emphasis"><text:span text:style-name="T1">QZSS (Japan)</text:span></text:span></text:p>
            </text:list-item>
          </text:list>
        </text:list-item>
        <text:list-item>
          <text:p text:style-name="P8"><text:span text:style-name="Strong_20_Emphasis"><text:span text:style-name="T1">Kanäle:</text:span></text:span><text:span text:style-name="T1"> 72</text:span></text:p>
        </text:list-item>
        <text:list-item>
          <text:p text:style-name="P8"><text:span text:style-name="Strong_20_Emphasis"><text:span text:style-name="T1">Empfindlichkeit:</text:span></text:span></text:p>
          <text:list>
            <text:list-item>
              <text:p text:style-name="P8"><text:span text:style-name="Strong_20_Emphasis"><text:span text:style-name="T1">Tracking:</text:span></text:span><text:span text:style-name="T1"> -167 dBm</text:span></text:p>
            </text:list-item>
            <text:list-item>
              <text:p text:style-name="P8"><text:span text:style-name="Strong_20_Emphasis"><text:span text:style-name="T1">Cold Start:</text:span></text:span><text:span text:style-name="T1"> -148 dBm</text:span></text:p>
            </text:list-item>
            <text:list-item>
              <text:p text:style-name="P8"><text:span text:style-name="Strong_20_Emphasis"><text:span text:style-name="T1">Hot Start:</text:span></text:span><text:span text:style-name="T1"> -156 dBm</text:span></text:p>
            </text:list-item>
          </text:list>
        </text:list-item>
        <text:list-item>
          <text:p text:style-name="P8"><text:span text:style-name="Strong_20_Emphasis"><text:span text:style-name="T1">TTFF (Time to First Fix):</text:span></text:span></text:p>
          <text:list>
            <text:list-item>
              <text:p text:style-name="P8"><text:span text:style-name="Strong_20_Emphasis"><text:span text:style-name="T1">Cold Start:</text:span></text:span><text:span text:style-name="T1"> Typisch 26 s</text:span></text:p>
            </text:list-item>
            <text:list-item>
              <text:p text:style-name="P7"><text:span text:style-name="Strong_20_Emphasis"><text:span text:style-name="T1">Hot Start:</text:span></text:span><text:span text:style-name="T1"> Typisch 1 s</text:span></text:p>
            </text:list-item>
          </text:list>
        </text:list-item>
      </text:list>
      <text:h text:style-name="P3" text:outline-level="4">Genauigkeit und Leistung</text:h>
      <text:list xml:id="list2803344789" text:style-name="L3">
        <text:list-item>
          <text:p text:style-name="P10"><text:span text:style-name="Strong_20_Emphasis"><text:span text:style-name="T1">Positionierungsgenauigkeit:</text:span></text:span></text:p>
          <text:list>
            <text:list-item>
              <text:p text:style-name="P10"><text:span text:style-name="Strong_20_Emphasis"><text:span text:style-name="T1">Horizontal:</text:span></text:span><text:span text:style-name="T1"> ±2.5 m CEP (Circular Error Probable)</text:span></text:p>
            </text:list-item>
          </text:list>
        </text:list-item>
        <text:list-item>
          <text:p text:style-name="P10"><text:span text:style-name="Strong_20_Emphasis"><text:span text:style-name="T1">Geschwindigkeitsgenauigkeit:</text:span></text:span><text:span text:style-name="T1"> ±0.1 m/s</text:span></text:p>
        </text:list-item>
        <text:list-item>
          <text:p text:style-name="P10"><text:span text:style-name="Strong_20_Emphasis"><text:span text:style-name="T1">Zeitgenauigkeit:</text:span></text:span><text:span text:style-name="T1"> ±30 ns</text:span></text:p>
        </text:list-item>
        <text:list-item>
          <text:p text:style-name="P9"><text:span text:style-name="Strong_20_Emphasis"><text:span text:style-name="T1">Höhengenauigkeit:</text:span></text:span><text:span text:style-name="T1"> ±5 m</text:span></text:p>
        </text:list-item>
      </text:list>
      <text:h text:style-name="P3" text:outline-level="4">Datenprotokolle und Schnittstellen</text:h>
      <text:list xml:id="list1607239805" text:style-name="L4">
        <text:list-item>
          <text:p text:style-name="P12"><text:span text:style-name="Strong_20_Emphasis"><text:span text:style-name="T1">Protokolle:</text:span></text:span><text:span text:style-name="T1"> NMEA 0183, UBX (u-blox Binary Protocol)</text:span></text:p>
        </text:list-item>
        <text:list-item>
          <text:p text:style-name="P12"><text:span text:style-name="Strong_20_Emphasis"><text:span text:style-name="T1">Kommunikationsschnittstelle:</text:span></text:span><text:span text:style-name="T1"> UART (Standard-Baudrate: 9600 bps, konfigurierbar)</text:span></text:p>
        </text:list-item>
        <text:list-item>
          <text:p text:style-name="P11"><text:span text:style-name="Strong_20_Emphasis"><text:span text:style-name="T1">Zusätzliche Funktionen:</text:span></text:span><text:span text:style-name="T1"> Unterstützung für RTCM (Radio Technical Commission for Maritime Services) zur Genauigkeitsverbesserung durch Korrekturdaten</text:span></text:p>
        </text:list-item>
      </text:list>
      <text:h text:style-name="P3" text:outline-level="4">Stromversorgung und Verbrauch</text:h>
      <text:list xml:id="list1336810920" text:style-name="L5">
        <text:list-item>
          <text:p text:style-name="P14"><text:span text:style-name="Strong_20_Emphasis"><text:span text:style-name="T1">Betriebsspannung:</text:span></text:span><text:span text:style-name="T1"> 3.3V (über die senseBox MCU)</text:span></text:p>
        </text:list-item>
        <text:list-item>
          <text:p text:style-name="P14"><text:span text:style-name="Strong_20_Emphasis"><text:span text:style-name="T1">Stromverbrauch:</text:span></text:span></text:p>
          <text:list>
            <text:list-item>
              <text:p text:style-name="P14"><text:span text:style-name="Strong_20_Emphasis"><text:span text:style-name="T1">Aktiver Modus:</text:span></text:span><text:span text:style-name="T1"> Typisch 21 mA</text:span></text:p>
            </text:list-item>
            <text:list-item>
              <text:p text:style-name="P13"><text:span text:style-name="Strong_20_Emphasis"><text:span text:style-name="T1">Backup-Modus:</text:span></text:span><text:span text:style-name="T1"> &lt;1 mA</text:span></text:p>
            </text:list-item>
          </text:list>
        </text:list-item>
      </text:list>
      <text:h text:style-name="P3" text:outline-level="4"><text:soft-page-break/>Physische Eigenschaften</text:h>
      <text:list xml:id="list248099694" text:style-name="L6">
        <text:list-item>
          <text:p text:style-name="P16"><text:span text:style-name="Strong_20_Emphasis"><text:span text:style-name="T1">Modulgröße:</text:span></text:span><text:span text:style-name="T1"> 9.6 mm x 14.0 mm x 1.95 mm (L x B x H)</text:span></text:p>
        </text:list-item>
        <text:list-item>
          <text:p text:style-name="P16"><text:span text:style-name="Strong_20_Emphasis"><text:span text:style-name="T1">Antenne:</text:span></text:span><text:span text:style-name="T1"> Externe GPS-Antenne erforderlich (mit U.FL-Konnektor)</text:span></text:p>
        </text:list-item>
        <text:list-item>
          <text:p text:style-name="P16"><text:span text:style-name="Strong_20_Emphasis"><text:span text:style-name="T1">Betriebstemperatur:</text:span></text:span><text:span text:style-name="T1"> -40°C bis +85°C</text:span></text:p>
        </text:list-item>
        <text:list-item>
          <text:p text:style-name="P15"><text:span text:style-name="Strong_20_Emphasis"><text:span text:style-name="T1">Lagerungstemperatur:</text:span></text:span><text:span text:style-name="T1"> -40°C bis +85°C</text:span></text:p>
        </text:list-item>
      </text:list>
      <text:h text:style-name="P3" text:outline-level="4">Funktionen und Merkmale</text:h>
      <text:list xml:id="list2220990987" text:style-name="L7">
        <text:list-item>
          <text:p text:style-name="P18"><text:span text:style-name="Strong_20_Emphasis"><text:span text:style-name="T1">Echtzeit-Tracking:</text:span></text:span><text:span text:style-name="T1"> Bietet Echtzeit-Daten für dynamische Anwendungen wie Fahrzeugverfolgung oder mobile Datenerfassung</text:span></text:p>
        </text:list-item>
        <text:list-item>
          <text:p text:style-name="P18"><text:span text:style-name="Strong_20_Emphasis"><text:span text:style-name="T1">Assisted GNSS (A-GNSS):</text:span></text:span><text:span text:style-name="T1"> Unterstützt durch u-blox AssistNow Online und Offline-Dienste für schnellere Fixzeiten</text:span></text:p>
        </text:list-item>
        <text:list-item>
          <text:p text:style-name="P17"><text:span text:style-name="Strong_20_Emphasis"><text:span text:style-name="T1">Low Power Mode:</text:span></text:span><text:span text:style-name="T1"> Energiesparmodi für batteriebetriebene Anwendungen</text:span></text:p>
        </text:list-item>
      </text:list>
      <text:h text:style-name="P3" text:outline-level="4">Anwendungen</text:h>
      <text:list xml:id="list3415487979" text:style-name="L8">
        <text:list-item>
          <text:p text:style-name="P20"><text:span text:style-name="Strong_20_Emphasis"><text:span text:style-name="T1">Umweltüberwachung:</text:span></text:span><text:span text:style-name="T1"> Geo-Tagging von Daten wie Luftqualität, Temperatur und anderen Umweltparametern</text:span></text:p>
        </text:list-item>
        <text:list-item>
          <text:p text:style-name="P20"><text:span text:style-name="Strong_20_Emphasis"><text:span text:style-name="T1">Mobile Datensammlung:</text:span></text:span><text:span text:style-name="T1"> Ideal für Anwendungen wie Kartierung und Geo-Datensammlung</text:span></text:p>
        </text:list-item>
        <text:list-item>
          <text:p text:style-name="P20"><text:span text:style-name="Strong_20_Emphasis"><text:span text:style-name="T1">Bildung und Forschung:</text:span></text:span><text:span text:style-name="T1"> Einsatz in Projekten zur Vermittlung von GNSS-Technologie und Geoinformationssystemen (GIS)</text:span></text:p>
        </text:list-item>
        <text:list-item>
          <text:p text:style-name="P19"><text:span text:style-name="Strong_20_Emphasis"><text:span text:style-name="T1">Navigation:</text:span></text:span><text:span text:style-name="T1"> Nutzung in tragbaren Navigationssystemen oder mobilen Geräten</text:span></text:p>
        </text:list-item>
      </text:list>
      <text:h text:style-name="P3" text:outline-level="4">Sicherheits- und Nutzungsrichtlinien</text:h>
      <text:list xml:id="list30782829" text:style-name="L9">
        <text:list-item>
          <text:p text:style-name="P22"><text:span text:style-name="Strong_20_Emphasis"><text:span text:style-name="T1">Elektrische Sicherheit:</text:span></text:span></text:p>
          <text:list>
            <text:list-item>
              <text:p text:style-name="P27">Sicherstellen, dass die Betriebsspannung nicht überschritten wird, um das Modul zu schützen</text:p>
            </text:list-item>
            <text:list-item>
              <text:p text:style-name="P27">Vorsichtiger Umgang mit der externen Antenne und Verbindungen</text:p>
            </text:list-item>
          </text:list>
        </text:list-item>
        <text:list-item>
          <text:p text:style-name="P21"><text:span text:style-name="Strong_20_Emphasis"><text:span text:style-name="T1">ESD-Schutz:</text:span></text:span><text:span text:style-name="T1"> Maßnahmen gegen elektrostatische Entladung beim Umgang mit dem Modul</text:span></text:p>
        </text:list-item>
      </text:list>
      <text:h text:style-name="P3" text:outline-level="4">Verpackung und Lieferung</text:h>
      <text:list xml:id="list232698972" text:style-name="L10">
        <text:list-item>
          <text:p text:style-name="P24"><text:span text:style-name="Strong_20_Emphasis"><text:span text:style-name="T1">Lieferumfang:</text:span></text:span><text:span text:style-name="T1"> senseBox GPS Empfänger Modul, Kurzanleitung</text:span></text:p>
        </text:list-item>
        <text:list-item>
          <text:p text:style-name="P23"><text:span text:style-name="Strong_20_Emphasis"><text:span text:style-name="T1">Verpackung:</text:span></text:span><text:span text:style-name="T1"> Antistatische Verpackung zum Schutz vor elektrostatischen Entladungen</text:span></text:p>
        </text:list-item>
      </text:list>
      <text:h text:style-name="P3" text:outline-level="4">Hinweise und Empfehlungen</text:h>
      <text:list xml:id="list3435371688" text:style-name="L11">
        <text:list-item>
          <text:p text:style-name="P26"><text:span text:style-name="Strong_20_Emphasis"><text:span text:style-name="T1">Integration:</text:span></text:span><text:span text:style-name="T1"> Einfacher Anschluss an die senseBox MCU über UART-Schnittstelle, vollständige Kompatibilität mit der Arduino-IDE</text:span></text:p>
        </text:list-item>
        <text:list-item>
          <text:p text:style-name="P26"><text:span text:style-name="Strong_20_Emphasis"><text:span text:style-name="T1">Software-Unterstützung:</text:span></text:span><text:span text:style-name="T1"> Bibliotheken und Beispielcodes für einfache Integration in Projekte verfügbar</text:span></text:p>
        </text:list-item>
        <text:list-item>
          <text:p text:style-name="P25"><text:span text:style-name="Strong_20_Emphasis"><text:span text:style-name="T1">Erweiterungsmöglichkeiten:</text:span></text:span><text:span text:style-name="T1"> Kann mit anderen senseBox Modulen und Sensoren kombiniert werden, um umfangreiche Datensammlungen zu ermöglichen</text:span></text:p>
        </text:list-item>
      </text:list>
      <text:p text:style-name="P1"/>
      <text:p text:style-name="Text_20_body"><text:soft-page-break/><text:span text:style-name="Strong_20_Emphasis"><text:span text:style-name="T1">Hinweis:</text:span></text:span><text:span text:style-name="T1"> Dieses ausführliche Datenblatt bietet eine umfassende Übersicht über die technischen Spezifikationen, Funktionen und Anwendungsmöglichkeiten des senseBox GPS Empfängers basierend auf dem u-blox CAM-M8Q Modul. Für detaillierte Informationen und spezifische Anwendungsfälle wird empfohlen, die vollständige technische Dokumentation und Benutzerhandbücher zu konsultieren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42:15.209977688</meta:creation-date>
    <dc:date>2024-07-30T11:42:30.721942982</dc:date>
    <meta:editing-duration>PT16S</meta:editing-duration>
    <meta:editing-cycles>1</meta:editing-cycles>
    <meta:document-statistic meta:table-count="0" meta:image-count="0" meta:object-count="0" meta:page-count="3" meta:paragraph-count="62" meta:word-count="425" meta:character-count="3305" meta:non-whitespace-character-count="2991"/>
    <meta:generator>LibreOffice/7.3.7.2$Linux_X86_64 LibreOffice_project/30$Build-2</meta:generator>
  </office:meta>
</office:document-meta>
</file>